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ta41</text:p>
          </table:table-cell>
          <table:table-cell office:value-type="string" calcext:value-type="string">
            <text:p>ta42</text:p>
          </table:table-cell>
          <table:table-cell office:value-type="string" calcext:value-type="string">
            <text:p>ta43</text:p>
          </table:table-cell>
          <table:table-cell office:value-type="string" calcext:value-type="string">
            <text:p>ta44</text:p>
          </table:table-cell>
          <table:table-cell office:value-type="string" calcext:value-type="string">
            <text:p>ta45</text:p>
          </table:table-cell>
          <table:table-cell/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0" calcext:value-type="float">
            <text:p>2730</text:p>
          </table:table-cell>
          <table:table-cell office:value-type="float" office:value="2717" calcext:value-type="float">
            <text:p>2717</text:p>
          </table:table-cell>
          <table:table-cell office:value-type="float" office:value="2706" calcext:value-type="float">
            <text:p>2706</text:p>
          </table:table-cell>
          <table:table-cell table:number-columns-repeated="3"/>
          <table:table-cell table:formula="of:=SUM([.B2:.F2])" office:value-type="float" office:value="8153" calcext:value-type="float">
            <text:p>81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0" calcext:value-type="float">
            <text:p>2730</text:p>
          </table:table-cell>
          <table:table-cell office:value-type="float" office:value="2706" calcext:value-type="float">
            <text:p>2706</text:p>
          </table:table-cell>
          <table:table-cell office:value-type="float" office:value="2683" calcext:value-type="float">
            <text:p>2683</text:p>
          </table:table-cell>
          <table:table-cell table:number-columns-repeated="3"/>
          <table:table-cell table:formula="of:=SUM([.B3:.F3])" office:value-type="float" office:value="8119" calcext:value-type="float">
            <text:p>8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0" calcext:value-type="float">
            <text:p>2730</text:p>
          </table:table-cell>
          <table:table-cell office:value-type="float" office:value="2706" calcext:value-type="float">
            <text:p>2706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formula="of:=SUM([.B4:.F4])" office:value-type="float" office:value="8036" calcext:value-type="float">
            <text:p>8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30" calcext:value-type="float">
            <text:p>2730</text:p>
          </table:table-cell>
          <table:table-cell office:value-type="float" office:value="2706" calcext:value-type="float">
            <text:p>2706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formula="of:=SUM([.B5:.F5])" office:value-type="float" office:value="8036" calcext:value-type="float">
            <text:p>80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97" calcext:value-type="float">
            <text:p>2697</text:p>
          </table:table-cell>
          <table:table-cell office:value-type="float" office:value="2698" calcext:value-type="float">
            <text:p>2698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formula="of:=SUM([.B6:.F6])" office:value-type="float" office:value="7995" calcext:value-type="float">
            <text:p>79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97" calcext:value-type="float">
            <text:p>2697</text:p>
          </table:table-cell>
          <table:table-cell office:value-type="float" office:value="2628" calcext:value-type="float">
            <text:p>2628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formula="of:=SUM([.B7:.F7])" office:value-type="float" office:value="7925" calcext:value-type="float">
            <text:p>79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31" calcext:value-type="float">
            <text:p>2531</text:p>
          </table:table-cell>
          <table:table-cell office:value-type="float" office:value="2603" calcext:value-type="float">
            <text:p>2603</text:p>
          </table:table-cell>
          <table:table-cell office:value-type="float" office:value="2524" calcext:value-type="float">
            <text:p>2524</text:p>
          </table:table-cell>
          <table:table-cell table:number-columns-repeated="3"/>
          <table:table-cell table:formula="of:=SUM([.B8:.F8])" office:value-type="float" office:value="7658" calcext:value-type="float">
            <text:p>76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31" calcext:value-type="float">
            <text:p>2531</text:p>
          </table:table-cell>
          <table:table-cell office:value-type="float" office:value="2603" calcext:value-type="float">
            <text:p>2603</text:p>
          </table:table-cell>
          <table:table-cell office:value-type="float" office:value="2508" calcext:value-type="float">
            <text:p>2508</text:p>
          </table:table-cell>
          <table:table-cell table:number-columns-repeated="3"/>
          <table:table-cell table:formula="of:=SUM([.B9:.F9])" office:value-type="float" office:value="7642" calcext:value-type="float">
            <text:p>76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31" calcext:value-type="float">
            <text:p>2531</text:p>
          </table:table-cell>
          <table:table-cell office:value-type="float" office:value="2596" calcext:value-type="float">
            <text:p>2596</text:p>
          </table:table-cell>
          <table:table-cell office:value-type="float" office:value="2490" calcext:value-type="float">
            <text:p>2490</text:p>
          </table:table-cell>
          <table:table-cell table:number-columns-repeated="3"/>
          <table:table-cell table:formula="of:=SUM([.B10:.F10])" office:value-type="float" office:value="7617" calcext:value-type="float">
            <text:p>76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31" calcext:value-type="float">
            <text:p>2531</text:p>
          </table:table-cell>
          <table:table-cell office:value-type="float" office:value="2596" calcext:value-type="float">
            <text:p>2596</text:p>
          </table:table-cell>
          <table:table-cell office:value-type="float" office:value="2490" calcext:value-type="float">
            <text:p>2490</text:p>
          </table:table-cell>
          <table:table-cell table:number-columns-repeated="3"/>
          <table:table-cell table:formula="of:=SUM([.B11:.F11])" office:value-type="float" office:value="7617" calcext:value-type="float">
            <text:p>76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1" calcext:value-type="float">
            <text:p>2531</text:p>
          </table:table-cell>
          <table:table-cell office:value-type="float" office:value="2529" calcext:value-type="float">
            <text:p>2529</text:p>
          </table:table-cell>
          <table:table-cell office:value-type="float" office:value="2438" calcext:value-type="float">
            <text:p>2438</text:p>
          </table:table-cell>
          <table:table-cell table:number-columns-repeated="3"/>
          <table:table-cell table:formula="of:=SUM([.B12:.F12])" office:value-type="float" office:value="7498" calcext:value-type="float">
            <text:p>74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31" calcext:value-type="float">
            <text:p>2531</text:p>
          </table:table-cell>
          <table:table-cell office:value-type="float" office:value="2529" calcext:value-type="float">
            <text:p>2529</text:p>
          </table:table-cell>
          <table:table-cell office:value-type="float" office:value="2438" calcext:value-type="float">
            <text:p>2438</text:p>
          </table:table-cell>
          <table:table-cell table:number-columns-repeated="3"/>
          <table:table-cell table:formula="of:=SUM([.B13:.F13])" office:value-type="float" office:value="7498" calcext:value-type="float">
            <text:p>74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31" calcext:value-type="float">
            <text:p>2531</text:p>
          </table:table-cell>
          <table:table-cell office:value-type="float" office:value="2521" calcext:value-type="float">
            <text:p>2521</text:p>
          </table:table-cell>
          <table:table-cell office:value-type="float" office:value="2357" calcext:value-type="float">
            <text:p>2357</text:p>
          </table:table-cell>
          <table:table-cell table:number-columns-repeated="3"/>
          <table:table-cell table:formula="of:=SUM([.B14:.F14])" office:value-type="float" office:value="7409" calcext:value-type="float">
            <text:p>74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90" calcext:value-type="float">
            <text:p>2490</text:p>
          </table:table-cell>
          <table:table-cell office:value-type="float" office:value="2521" calcext:value-type="float">
            <text:p>2521</text:p>
          </table:table-cell>
          <table:table-cell office:value-type="float" office:value="2357" calcext:value-type="float">
            <text:p>2357</text:p>
          </table:table-cell>
          <table:table-cell table:number-columns-repeated="3"/>
          <table:table-cell table:formula="of:=SUM([.B15:.F15])" office:value-type="float" office:value="7368" calcext:value-type="float">
            <text:p>73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90" calcext:value-type="float">
            <text:p>2490</text:p>
          </table:table-cell>
          <table:table-cell office:value-type="float" office:value="2521" calcext:value-type="float">
            <text:p>2521</text:p>
          </table:table-cell>
          <table:table-cell office:value-type="float" office:value="2357" calcext:value-type="float">
            <text:p>2357</text:p>
          </table:table-cell>
          <table:table-cell table:number-columns-repeated="3"/>
          <table:table-cell table:formula="of:=SUM([.B16:.F16])" office:value-type="float" office:value="7368" calcext:value-type="float">
            <text:p>73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88" calcext:value-type="float">
            <text:p>2488</text:p>
          </table:table-cell>
          <table:table-cell office:value-type="float" office:value="2508" calcext:value-type="float">
            <text:p>2508</text:p>
          </table:table-cell>
          <table:table-cell office:value-type="float" office:value="2347" calcext:value-type="float">
            <text:p>2347</text:p>
          </table:table-cell>
          <table:table-cell table:number-columns-repeated="3"/>
          <table:table-cell table:formula="of:=SUM([.B17:.F17])" office:value-type="float" office:value="7343" calcext:value-type="float">
            <text:p>73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88" calcext:value-type="float">
            <text:p>2488</text:p>
          </table:table-cell>
          <table:table-cell office:value-type="float" office:value="2430" calcext:value-type="float">
            <text:p>2430</text:p>
          </table:table-cell>
          <table:table-cell office:value-type="float" office:value="2347" calcext:value-type="float">
            <text:p>2347</text:p>
          </table:table-cell>
          <table:table-cell table:number-columns-repeated="3"/>
          <table:table-cell table:formula="of:=SUM([.B18:.F18])" office:value-type="float" office:value="7265" calcext:value-type="float">
            <text:p>72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8" calcext:value-type="float">
            <text:p>2488</text:p>
          </table:table-cell>
          <table:table-cell office:value-type="float" office:value="2430" calcext:value-type="float">
            <text:p>2430</text:p>
          </table:table-cell>
          <table:table-cell office:value-type="float" office:value="2325" calcext:value-type="float">
            <text:p>2325</text:p>
          </table:table-cell>
          <table:table-cell table:number-columns-repeated="3"/>
          <table:table-cell table:formula="of:=SUM([.B19:.F19])" office:value-type="float" office:value="7243" calcext:value-type="float">
            <text:p>72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8" calcext:value-type="float">
            <text:p>2488</text:p>
          </table:table-cell>
          <table:table-cell office:value-type="float" office:value="2430" calcext:value-type="float">
            <text:p>2430</text:p>
          </table:table-cell>
          <table:table-cell office:value-type="float" office:value="2324" calcext:value-type="float">
            <text:p>2324</text:p>
          </table:table-cell>
          <table:table-cell table:number-columns-repeated="3"/>
          <table:table-cell table:formula="of:=SUM([.B20:.F20])" office:value-type="float" office:value="7242" calcext:value-type="float">
            <text:p>72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69" calcext:value-type="float">
            <text:p>2469</text:p>
          </table:table-cell>
          <table:table-cell office:value-type="float" office:value="2430" calcext:value-type="float">
            <text:p>2430</text:p>
          </table:table-cell>
          <table:table-cell office:value-type="float" office:value="2265" calcext:value-type="float">
            <text:p>2265</text:p>
          </table:table-cell>
          <table:table-cell table:number-columns-repeated="3"/>
          <table:table-cell table:formula="of:=SUM([.B21:.F21])" office:value-type="float" office:value="7164" calcext:value-type="float">
            <text:p>71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28" calcext:value-type="float">
            <text:p>2428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table:number-columns-repeated="3"/>
          <table:table-cell table:formula="of:=SUM([.B22:.F22])" office:value-type="float" office:value="7089" calcext:value-type="float">
            <text:p>70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28" calcext:value-type="float">
            <text:p>2428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table:number-columns-repeated="3"/>
          <table:table-cell table:formula="of:=SUM([.B23:.F23])" office:value-type="float" office:value="7089" calcext:value-type="float">
            <text:p>70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10" calcext:value-type="float">
            <text:p>2410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table:number-columns-repeated="3"/>
          <table:table-cell table:formula="of:=SUM([.B24:.F24])" office:value-type="float" office:value="7071" calcext:value-type="float">
            <text:p>70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10" calcext:value-type="float">
            <text:p>2410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table:number-columns-repeated="3"/>
          <table:table-cell table:formula="of:=SUM([.B25:.F25])" office:value-type="float" office:value="7071" calcext:value-type="float">
            <text:p>70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86" calcext:value-type="float">
            <text:p>2386</text:p>
          </table:table-cell>
          <table:table-cell office:value-type="float" office:value="2385" calcext:value-type="float">
            <text:p>2385</text:p>
          </table:table-cell>
          <table:table-cell office:value-type="float" office:value="2265" calcext:value-type="float">
            <text:p>2265</text:p>
          </table:table-cell>
          <table:table-cell table:number-columns-repeated="3"/>
          <table:table-cell table:formula="of:=SUM([.B26:.F26])" office:value-type="float" office:value="7036" calcext:value-type="float">
            <text:p>70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86" calcext:value-type="float">
            <text:p>2386</text:p>
          </table:table-cell>
          <table:table-cell office:value-type="float" office:value="2385" calcext:value-type="float">
            <text:p>2385</text:p>
          </table:table-cell>
          <table:table-cell office:value-type="float" office:value="2265" calcext:value-type="float">
            <text:p>2265</text:p>
          </table:table-cell>
          <table:table-cell table:number-columns-repeated="3"/>
          <table:table-cell table:formula="of:=SUM([.B27:.F27])" office:value-type="float" office:value="7036" calcext:value-type="float">
            <text:p>70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65" calcext:value-type="float">
            <text:p>2265</text:p>
          </table:table-cell>
          <table:table-cell table:number-columns-repeated="3"/>
          <table:table-cell table:formula="of:=SUM([.B28:.F28])"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65" calcext:value-type="float">
            <text:p>2265</text:p>
          </table:table-cell>
          <table:table-cell table:number-columns-repeated="3"/>
          <table:table-cell table:formula="of:=SUM([.B29:.F29])"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44" calcext:value-type="float">
            <text:p>2244</text:p>
          </table:table-cell>
          <table:table-cell table:number-columns-repeated="3"/>
          <table:table-cell table:formula="of:=SUM([.B30:.F30])" office:value-type="float" office:value="6929" calcext:value-type="float">
            <text:p>69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44" calcext:value-type="float">
            <text:p>2244</text:p>
          </table:table-cell>
          <table:table-cell table:number-columns-repeated="3"/>
          <table:table-cell table:formula="of:=SUM([.B31:.F31])" office:value-type="float" office:value="6929" calcext:value-type="float">
            <text:p>69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71" calcext:value-type="float">
            <text:p>2371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table:number-columns-repeated="3"/>
          <table:table-cell table:formula="of:=SUM([.B32:.F32])" office:value-type="float" office:value="6907" calcext:value-type="float">
            <text:p>69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71" calcext:value-type="float">
            <text:p>2371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table:number-columns-repeated="3"/>
          <table:table-cell table:formula="of:=SUM([.B33:.F33])" office:value-type="float" office:value="6907" calcext:value-type="float">
            <text:p>69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table:number-columns-repeated="3"/>
          <table:table-cell table:formula="of:=SUM([.B34:.F34])" office:value-type="float" office:value="6884" calcext:value-type="float">
            <text:p>68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table:number-columns-repeated="3"/>
          <table:table-cell table:formula="of:=SUM([.B35:.F35])" office:value-type="float" office:value="6884" calcext:value-type="float">
            <text:p>68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table:number-columns-repeated="3"/>
          <table:table-cell table:formula="of:=SUM([.B36:.F36])" office:value-type="float" office:value="6884" calcext:value-type="float">
            <text:p>68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table:number-columns-repeated="3"/>
          <table:table-cell table:formula="of:=SUM([.B37:.F37])" office:value-type="float" office:value="6884" calcext:value-type="float">
            <text:p>68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27" calcext:value-type="float">
            <text:p>2227</text:p>
          </table:table-cell>
          <table:table-cell table:number-columns-repeated="3"/>
          <table:table-cell table:formula="of:=SUM([.B38:.F38])" office:value-type="float" office:value="6874" calcext:value-type="float">
            <text:p>68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27" calcext:value-type="float">
            <text:p>2227</text:p>
          </table:table-cell>
          <table:table-cell table:number-columns-repeated="3"/>
          <table:table-cell table:formula="of:=SUM([.B39:.F39])" office:value-type="float" office:value="6874" calcext:value-type="float">
            <text:p>68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27" calcext:value-type="float">
            <text:p>2227</text:p>
          </table:table-cell>
          <table:table-cell table:number-columns-repeated="3"/>
          <table:table-cell table:formula="of:=SUM([.B40:.F40])" office:value-type="float" office:value="6874" calcext:value-type="float">
            <text:p>68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table:number-columns-repeated="3"/>
          <table:table-cell table:formula="of:=SUM([.B41:.F41])" office:value-type="float" office:value="6864" calcext:value-type="float">
            <text:p>68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table:number-columns-repeated="3"/>
          <table:table-cell table:formula="of:=SUM([.B42:.F42])" office:value-type="float" office:value="6864" calcext:value-type="float">
            <text:p>68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table:number-columns-repeated="3"/>
          <table:table-cell table:formula="of:=SUM([.B43:.F43])" office:value-type="float" office:value="6864" calcext:value-type="float">
            <text:p>68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table:number-columns-repeated="3"/>
          <table:table-cell table:formula="of:=SUM([.B44:.F44])" office:value-type="float" office:value="6864" calcext:value-type="float">
            <text:p>68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table:number-columns-repeated="3"/>
          <table:table-cell table:formula="of:=SUM([.B45:.F45])"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table:number-columns-repeated="3"/>
          <table:table-cell table:formula="of:=SUM([.B46:.F46])"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table:number-columns-repeated="3"/>
          <table:table-cell table:formula="of:=SUM([.B47:.F47])"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table:number-columns-repeated="3"/>
          <table:table-cell table:formula="of:=SUM([.B48:.F48])"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49:.F49])" office:value-type="float" office:value="6783" calcext:value-type="float">
            <text:p>67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50:.F50])" office:value-type="float" office:value="6783" calcext:value-type="float">
            <text:p>67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93" calcext:value-type="float">
            <text:p>2293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51:.F51])" office:value-type="float" office:value="6768" calcext:value-type="float">
            <text:p>67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93" calcext:value-type="float">
            <text:p>2293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52:.F52])" office:value-type="float" office:value="6768" calcext:value-type="float">
            <text:p>67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53:.F53])"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54:.F54])"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55:.F55])"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56:.F56])"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57:.F57])"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58:.F58])"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59:.F59])"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93" calcext:value-type="float">
            <text:p>2293</text:p>
          </table:table-cell>
          <table:table-cell office:value-type="float" office:value="2266" calcext:value-type="float">
            <text:p>2266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60:.F60])" office:value-type="float" office:value="6745" calcext:value-type="float">
            <text:p>67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3" calcext:value-type="float">
            <text:p>2293</text:p>
          </table:table-cell>
          <table:table-cell office:value-type="float" office:value="2266" calcext:value-type="float">
            <text:p>2266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61:.F61])" office:value-type="float" office:value="6745" calcext:value-type="float">
            <text:p>67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79" calcext:value-type="float">
            <text:p>2279</text:p>
          </table:table-cell>
          <table:table-cell office:value-type="float" office:value="2256" calcext:value-type="float">
            <text:p>2256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62:.F62])" office:value-type="float" office:value="6721" calcext:value-type="float">
            <text:p>67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79" calcext:value-type="float">
            <text:p>2279</text:p>
          </table:table-cell>
          <table:table-cell office:value-type="float" office:value="2256" calcext:value-type="float">
            <text:p>2256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63:.F63])" office:value-type="float" office:value="6721" calcext:value-type="float">
            <text:p>67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2256" calcext:value-type="float">
            <text:p>2256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64:.F64])" office:value-type="float" office:value="6721" calcext:value-type="float">
            <text:p>67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79" calcext:value-type="float">
            <text:p>2279</text:p>
          </table:table-cell>
          <table:table-cell office:value-type="float" office:value="2245" calcext:value-type="float">
            <text:p>2245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65:.F65])" office:value-type="float" office:value="6710" calcext:value-type="float">
            <text:p>67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79" calcext:value-type="float">
            <text:p>2279</text:p>
          </table:table-cell>
          <table:table-cell office:value-type="float" office:value="2244" calcext:value-type="float">
            <text:p>2244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table:formula="of:=SUM([.B66:.F66])" office:value-type="float" office:value="6709" calcext:value-type="float">
            <text:p>67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79" calcext:value-type="float">
            <text:p>2279</text:p>
          </table:table-cell>
          <table:table-cell office:value-type="float" office:value="2243" calcext:value-type="float">
            <text:p>2243</text:p>
          </table:table-cell>
          <table:table-cell office:value-type="float" office:value="2179" calcext:value-type="float">
            <text:p>2179</text:p>
          </table:table-cell>
          <table:table-cell table:number-columns-repeated="3"/>
          <table:table-cell table:formula="of:=SUM([.B67:.F67])"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79" calcext:value-type="float">
            <text:p>2279</text:p>
          </table:table-cell>
          <table:table-cell office:value-type="float" office:value="2242" calcext:value-type="float">
            <text:p>2242</text:p>
          </table:table-cell>
          <table:table-cell office:value-type="float" office:value="2173" calcext:value-type="float">
            <text:p>2173</text:p>
          </table:table-cell>
          <table:table-cell table:number-columns-repeated="3"/>
          <table:table-cell table:formula="of:=SUM([.B68:.F68])" office:value-type="float" office:value="6694" calcext:value-type="float">
            <text:p>66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77" calcext:value-type="float">
            <text:p>2277</text:p>
          </table:table-cell>
          <table:table-cell office:value-type="float" office:value="2237" calcext:value-type="float">
            <text:p>2237</text:p>
          </table:table-cell>
          <table:table-cell office:value-type="float" office:value="2163" calcext:value-type="float">
            <text:p>2163</text:p>
          </table:table-cell>
          <table:table-cell table:number-columns-repeated="3"/>
          <table:table-cell table:formula="of:=SUM([.B69:.F69])"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77" calcext:value-type="float">
            <text:p>2277</text:p>
          </table:table-cell>
          <table:table-cell office:value-type="float" office:value="2237" calcext:value-type="float">
            <text:p>2237</text:p>
          </table:table-cell>
          <table:table-cell office:value-type="float" office:value="2163" calcext:value-type="float">
            <text:p>2163</text:p>
          </table:table-cell>
          <table:table-cell table:number-columns-repeated="3"/>
          <table:table-cell table:formula="of:=SUM([.B70:.F70])"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67" calcext:value-type="float">
            <text:p>2267</text:p>
          </table:table-cell>
          <table:table-cell office:value-type="float" office:value="2237" calcext:value-type="float">
            <text:p>2237</text:p>
          </table:table-cell>
          <table:table-cell office:value-type="float" office:value="2163" calcext:value-type="float">
            <text:p>2163</text:p>
          </table:table-cell>
          <table:table-cell table:number-columns-repeated="3"/>
          <table:table-cell table:formula="of:=SUM([.B71:.F71])" office:value-type="float" office:value="6667" calcext:value-type="float">
            <text:p>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67" calcext:value-type="float">
            <text:p>2267</text:p>
          </table:table-cell>
          <table:table-cell office:value-type="float" office:value="2237" calcext:value-type="float">
            <text:p>2237</text:p>
          </table:table-cell>
          <table:table-cell office:value-type="float" office:value="2155" calcext:value-type="float">
            <text:p>2155</text:p>
          </table:table-cell>
          <table:table-cell table:number-columns-repeated="3"/>
          <table:table-cell table:formula="of:=SUM([.B72:.F72])" office:value-type="float" office:value="6659" calcext:value-type="float">
            <text:p>66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67" calcext:value-type="float">
            <text:p>2267</text:p>
          </table:table-cell>
          <table:table-cell office:value-type="float" office:value="2225" calcext:value-type="float">
            <text:p>2225</text:p>
          </table:table-cell>
          <table:table-cell office:value-type="float" office:value="2155" calcext:value-type="float">
            <text:p>2155</text:p>
          </table:table-cell>
          <table:table-cell table:number-columns-repeated="3"/>
          <table:table-cell table:formula="of:=SUM([.B73:.F73])" office:value-type="float" office:value="6647" calcext:value-type="float">
            <text:p>66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55" calcext:value-type="float">
            <text:p>2155</text:p>
          </table:table-cell>
          <table:table-cell table:number-columns-repeated="3"/>
          <table:table-cell table:formula="of:=SUM([.B74:.F74])"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45" calcext:value-type="float">
            <text:p>2145</text:p>
          </table:table-cell>
          <table:table-cell table:number-columns-repeated="3"/>
          <table:table-cell table:formula="of:=SUM([.B75:.F75])"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45" calcext:value-type="float">
            <text:p>2145</text:p>
          </table:table-cell>
          <table:table-cell table:number-columns-repeated="3"/>
          <table:table-cell table:formula="of:=SUM([.B76:.F76])"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45" calcext:value-type="float">
            <text:p>2145</text:p>
          </table:table-cell>
          <table:table-cell table:number-columns-repeated="3"/>
          <table:table-cell table:formula="of:=SUM([.B77:.F77])"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65" calcext:value-type="float">
            <text:p>2265</text:p>
          </table:table-cell>
          <table:table-cell office:value-type="float" office:value="2222" calcext:value-type="float">
            <text:p>2222</text:p>
          </table:table-cell>
          <table:table-cell office:value-type="float" office:value="2145" calcext:value-type="float">
            <text:p>2145</text:p>
          </table:table-cell>
          <table:table-cell table:number-columns-repeated="3"/>
          <table:table-cell table:formula="of:=SUM([.B78:.F78])" office:value-type="float" office:value="6632" calcext:value-type="float">
            <text:p>66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65" calcext:value-type="float">
            <text:p>2265</text:p>
          </table:table-cell>
          <table:table-cell office:value-type="float" office:value="2207" calcext:value-type="float">
            <text:p>2207</text:p>
          </table:table-cell>
          <table:table-cell office:value-type="float" office:value="2145" calcext:value-type="float">
            <text:p>2145</text:p>
          </table:table-cell>
          <table:table-cell table:number-columns-repeated="3"/>
          <table:table-cell table:formula="of:=SUM([.B79:.F79])" office:value-type="float" office:value="6617" calcext:value-type="float">
            <text:p>66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45" calcext:value-type="float">
            <text:p>2145</text:p>
          </table:table-cell>
          <table:table-cell table:number-columns-repeated="3"/>
          <table:table-cell table:formula="of:=SUM([.B80:.F80])" office:value-type="float" office:value="6601" calcext:value-type="float">
            <text:p>66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45" calcext:value-type="float">
            <text:p>2145</text:p>
          </table:table-cell>
          <table:table-cell table:number-columns-repeated="3"/>
          <table:table-cell table:formula="of:=SUM([.B81:.F81])" office:value-type="float" office:value="6601" calcext:value-type="float">
            <text:p>66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45" calcext:value-type="float">
            <text:p>2145</text:p>
          </table:table-cell>
          <table:table-cell table:number-columns-repeated="3"/>
          <table:table-cell table:formula="of:=SUM([.B82:.F82])" office:value-type="float" office:value="6601" calcext:value-type="float">
            <text:p>66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33" calcext:value-type="float">
            <text:p>2133</text:p>
          </table:table-cell>
          <table:table-cell table:number-columns-repeated="3"/>
          <table:table-cell table:formula="of:=SUM([.B83:.F83])"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table:number-columns-repeated="3"/>
          <table:table-cell table:formula="of:=SUM([.B84:.F84])"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table:number-columns-repeated="3"/>
          <table:table-cell table:formula="of:=SUM([.B85:.F85])"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table:number-columns-repeated="3"/>
          <table:table-cell table:formula="of:=SUM([.B86:.F86])"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table:number-columns-repeated="3"/>
          <table:table-cell table:formula="of:=SUM([.B87:.F87])"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table:number-columns-repeated="3"/>
          <table:table-cell table:formula="of:=SUM([.B88:.F88])"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table:number-columns-repeated="3"/>
          <table:table-cell table:formula="of:=SUM([.B89:.F89])"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table:number-columns-repeated="3"/>
          <table:table-cell table:formula="of:=SUM([.B90:.F90])"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table:number-columns-repeated="3"/>
          <table:table-cell table:formula="of:=SUM([.B91:.F91])"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table:number-columns-repeated="3"/>
          <table:table-cell table:formula="of:=SUM([.B92:.F92])"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table:number-columns-repeated="3"/>
          <table:table-cell table:formula="of:=SUM([.B93:.F93])"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94:.F94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95:.F95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96:.F96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97:.F97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98:.F98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99:.F99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100:.F100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101:.F101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102:.F102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103:.F103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104:.F104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105:.F105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106:.F106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107:.F107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108:.F108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109:.F109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110:.F110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111:.F111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112:.F112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113:.F113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114:.F114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table:formula="of:=SUM([.B115:.F115])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16:.F116])"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17:.F117])"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18:.F118])"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19:.F119])"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20:.F120])"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21:.F121])"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22:.F122])"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23:.F123])"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24:.F124])"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25:.F125])"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26:.F126])"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27:.F127])"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28:.F128])"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29:.F129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30:.F130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31:.F131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32:.F132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33:.F133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34:.F134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35:.F135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36:.F136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37:.F137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38:.F138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39:.F139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40:.F140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41:.F141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42:.F142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43:.F143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44:.F144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45:.F145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46:.F146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47:.F147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48:.F148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49:.F149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50:.F150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51:.F151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52:.F152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53:.F153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54:.F154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55:.F155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56:.F156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57:.F157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58:.F158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59:.F159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60:.F160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61:.F161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62:.F162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63:.F163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64:.F164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65:.F165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66:.F166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67:.F167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68:.F168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69:.F169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70:.F170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71:.F171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72:.F172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73:.F173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74:.F174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75:.F175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76:.F176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77:.F177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78:.F178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79:.F179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80:.F180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81:.F181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82:.F182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83:.F183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84:.F184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85:.F185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86:.F186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87:.F187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88:.F188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89:.F189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90:.F190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91:.F191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92:.F192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93:.F193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94:.F194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95:.F195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96:.F196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97:.F197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98:.F198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99:.F199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00:.F200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01:.F201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02:.F202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03:.F203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04:.F204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05:.F205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06:.F206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07:.F207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08:.F208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09:.F209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10:.F210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11:.F211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12:.F212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13:.F213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14:.F214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15:.F215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16:.F216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17:.F217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18:.F218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19:.F219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20:.F220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21:.F221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22:.F222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23:.F223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24:.F224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25:.F225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26:.F226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27:.F227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28:.F228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29:.F229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30:.F230])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31:.F23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32:.F23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33:.F23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34:.F23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35:.F23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36:.F23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37:.F23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38:.F23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39:.F23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40:.F24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41:.F24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42:.F24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43:.F24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44:.F24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45:.F24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46:.F24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47:.F24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48:.F24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49:.F24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50:.F25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51:.F25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52:.F25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53:.F25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54:.F25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55:.F25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56:.F25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57:.F25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58:.F25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59:.F25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60:.F26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61:.F26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62:.F26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63:.F26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64:.F26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65:.F26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66:.F26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67:.F26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68:.F26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69:.F26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70:.F27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71:.F27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72:.F27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73:.F27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74:.F27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75:.F27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76:.F27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77:.F27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78:.F27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79:.F27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80:.F28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81:.F28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82:.F28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83:.F28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84:.F28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85:.F28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86:.F28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87:.F28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88:.F28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89:.F28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90:.F29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91:.F29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92:.F29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93:.F29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94:.F29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95:.F29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96:.F29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97:.F29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98:.F29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299:.F29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00:.F30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01:.F30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02:.F30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03:.F30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04:.F30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05:.F30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06:.F30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07:.F30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08:.F30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09:.F30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10:.F31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11:.F31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12:.F31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13:.F31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14:.F31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15:.F31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16:.F31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17:.F31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18:.F31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19:.F31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20:.F32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21:.F32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22:.F32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23:.F32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24:.F32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25:.F32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26:.F32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27:.F32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28:.F32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29:.F32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30:.F33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31:.F33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32:.F33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33:.F33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34:.F33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35:.F33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36:.F33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37:.F33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38:.F33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39:.F33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40:.F34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41:.F34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42:.F34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43:.F34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44:.F34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45:.F34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46:.F34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47:.F34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48:.F34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49:.F34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50:.F35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51:.F35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52:.F35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53:.F35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54:.F35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55:.F35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56:.F35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57:.F35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58:.F35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59:.F35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60:.F36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61:.F36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62:.F36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63:.F36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64:.F36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65:.F36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66:.F36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67:.F36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68:.F36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69:.F36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70:.F37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71:.F37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72:.F37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73:.F37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74:.F37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75:.F37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76:.F37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77:.F37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78:.F37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79:.F37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80:.F38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81:.F38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82:.F38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83:.F38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84:.F38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85:.F38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86:.F38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87:.F38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88:.F38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89:.F38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90:.F39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91:.F39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92:.F39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93:.F39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94:.F39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95:.F39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96:.F39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97:.F39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98:.F39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399:.F39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00:.F40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01:.F40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02:.F40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03:.F40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04:.F40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05:.F40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06:.F40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07:.F40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08:.F40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09:.F40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10:.F41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11:.F41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12:.F41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13:.F41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14:.F41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15:.F41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16:.F41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17:.F41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18:.F41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19:.F41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20:.F42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21:.F42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22:.F42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23:.F42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24:.F42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25:.F42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26:.F42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27:.F42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28:.F42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29:.F42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30:.F43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31:.F43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32:.F43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33:.F43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34:.F43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35:.F43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36:.F43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37:.F43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38:.F43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39:.F43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40:.F44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41:.F44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42:.F44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43:.F44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44:.F44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45:.F44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46:.F44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47:.F44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48:.F44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49:.F44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50:.F45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51:.F45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52:.F45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53:.F45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54:.F45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55:.F45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56:.F45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57:.F45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58:.F45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59:.F45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60:.F46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61:.F46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62:.F46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63:.F46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64:.F46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65:.F46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66:.F46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67:.F46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68:.F46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69:.F46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70:.F47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71:.F47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72:.F47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73:.F47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74:.F47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75:.F47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76:.F47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77:.F47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78:.F47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79:.F47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80:.F48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81:.F48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82:.F48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83:.F48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84:.F48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85:.F48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86:.F48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87:.F48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88:.F48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89:.F48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90:.F49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91:.F49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92:.F49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93:.F49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94:.F49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95:.F49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96:.F49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97:.F49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98:.F49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499:.F49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00:.F50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01:.F50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02:.F50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03:.F50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04:.F50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05:.F50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06:.F50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07:.F50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08:.F50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09:.F50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10:.F51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11:.F51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12:.F51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13:.F51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14:.F51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15:.F51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16:.F51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17:.F51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18:.F51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19:.F51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20:.F52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21:.F52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22:.F52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23:.F52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24:.F52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25:.F52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26:.F52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27:.F52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28:.F52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29:.F52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30:.F53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31:.F53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32:.F53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33:.F53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34:.F53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35:.F53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36:.F53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37:.F53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38:.F53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39:.F53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40:.F54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41:.F54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42:.F54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43:.F54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44:.F54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45:.F54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46:.F54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47:.F54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48:.F54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49:.F54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50:.F55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51:.F55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52:.F55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53:.F55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54:.F55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55:.F55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56:.F55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57:.F55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58:.F55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59:.F55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60:.F56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61:.F56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62:.F56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63:.F56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64:.F56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65:.F56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66:.F56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67:.F56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68:.F56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69:.F56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70:.F57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71:.F57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72:.F57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73:.F57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74:.F57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75:.F57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76:.F57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77:.F57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78:.F57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79:.F57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80:.F58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81:.F58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82:.F58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83:.F58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84:.F58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85:.F58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86:.F58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87:.F58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88:.F58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89:.F58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90:.F59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91:.F59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92:.F59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93:.F59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94:.F59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95:.F59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96:.F59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97:.F59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98:.F59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599:.F59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00:.F60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01:.F60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02:.F60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03:.F60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04:.F60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05:.F60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06:.F60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07:.F60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08:.F60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09:.F60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10:.F61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11:.F61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12:.F61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13:.F61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14:.F61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15:.F61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16:.F61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17:.F61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18:.F61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19:.F61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20:.F62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21:.F62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22:.F62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23:.F62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24:.F62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25:.F62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26:.F62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27:.F62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28:.F62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29:.F62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30:.F63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31:.F63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32:.F63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33:.F63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34:.F63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35:.F63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36:.F63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37:.F63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38:.F63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39:.F63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40:.F64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41:.F64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42:.F64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43:.F64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44:.F64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45:.F64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46:.F64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47:.F64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48:.F64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49:.F64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50:.F65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51:.F65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52:.F65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53:.F65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54:.F65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55:.F65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56:.F65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57:.F65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58:.F65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59:.F65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60:.F66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61:.F66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62:.F66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63:.F66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64:.F66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65:.F66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66:.F66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67:.F66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68:.F66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69:.F66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70:.F67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71:.F67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72:.F67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73:.F67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74:.F67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75:.F67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76:.F67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77:.F67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78:.F67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79:.F67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80:.F68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81:.F68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82:.F68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83:.F68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84:.F68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85:.F68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86:.F68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87:.F68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88:.F68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89:.F68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90:.F69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91:.F69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92:.F69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93:.F69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94:.F69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95:.F69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96:.F69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97:.F69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98:.F69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699:.F69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00:.F70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01:.F70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02:.F70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03:.F70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04:.F70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05:.F70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06:.F70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07:.F70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08:.F70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09:.F70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10:.F71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11:.F71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12:.F71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13:.F71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14:.F71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15:.F71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16:.F71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17:.F71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18:.F71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19:.F71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20:.F72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21:.F72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22:.F72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23:.F72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24:.F72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25:.F72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26:.F72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27:.F72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28:.F72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29:.F72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30:.F73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31:.F73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32:.F73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33:.F73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34:.F73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35:.F73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36:.F73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37:.F73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38:.F73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39:.F73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40:.F74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41:.F74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42:.F74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43:.F74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44:.F74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45:.F74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46:.F74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47:.F74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48:.F74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49:.F74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50:.F75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51:.F75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52:.F75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53:.F75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54:.F75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55:.F75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56:.F75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57:.F75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58:.F75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59:.F75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60:.F76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61:.F76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62:.F76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63:.F76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64:.F76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65:.F76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66:.F76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67:.F76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68:.F76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69:.F76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70:.F77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71:.F77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72:.F77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73:.F77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74:.F77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75:.F77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76:.F77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77:.F77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78:.F77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79:.F77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80:.F78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81:.F78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82:.F78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83:.F78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84:.F78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85:.F78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86:.F78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87:.F78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88:.F78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89:.F78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90:.F79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91:.F79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92:.F79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93:.F79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94:.F79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95:.F79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96:.F79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97:.F79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98:.F79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799:.F79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00:.F80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01:.F80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02:.F80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03:.F80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04:.F80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05:.F80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06:.F80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07:.F80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08:.F80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09:.F80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10:.F81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11:.F81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12:.F81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13:.F81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14:.F81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15:.F81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16:.F81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17:.F81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18:.F81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19:.F81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20:.F82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21:.F82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22:.F82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23:.F82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24:.F82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25:.F82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26:.F82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27:.F82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28:.F82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29:.F82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30:.F83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31:.F83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32:.F83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33:.F83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34:.F83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35:.F83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36:.F83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37:.F83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38:.F83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39:.F83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40:.F84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41:.F84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42:.F84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43:.F84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44:.F84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45:.F84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46:.F84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47:.F84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48:.F84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49:.F84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50:.F85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51:.F85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52:.F85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53:.F85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54:.F85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55:.F85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56:.F85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57:.F85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58:.F85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59:.F85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60:.F86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61:.F86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62:.F86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63:.F86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64:.F86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65:.F86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66:.F86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67:.F86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68:.F86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69:.F86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70:.F87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71:.F87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72:.F87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73:.F87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74:.F87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75:.F87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76:.F87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77:.F87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78:.F87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79:.F87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80:.F88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81:.F88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82:.F88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83:.F88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84:.F88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85:.F88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86:.F88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87:.F88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88:.F88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89:.F88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90:.F89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91:.F89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92:.F892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93:.F893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94:.F894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95:.F895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96:.F896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97:.F897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98:.F898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899:.F899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00:.F900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01:.F901])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02:.F902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03:.F903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04:.F904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05:.F905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06:.F906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07:.F907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08:.F908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09:.F909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10:.F910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11:.F911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12:.F912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13:.F913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14:.F914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15:.F915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16:.F916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17:.F917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18:.F918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19:.F919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20:.F920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21:.F921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22:.F922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23:.F923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24:.F924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25:.F925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26:.F926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27:.F927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28:.F928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29:.F929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30:.F930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31:.F931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32:.F932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33:.F933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34:.F934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35:.F935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36:.F936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37:.F937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38:.F938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39:.F939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40:.F940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41:.F941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42:.F942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43:.F943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44:.F944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45:.F945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46:.F946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47:.F947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48:.F948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49:.F949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50:.F950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51:.F951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52:.F952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53:.F953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54:.F954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55:.F955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56:.F956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57:.F957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58:.F958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59:.F959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60:.F960])"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61:.F961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62:.F962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63:.F963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64:.F964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65:.F965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66:.F966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67:.F967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68:.F968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69:.F969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70:.F970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71:.F971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72:.F972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73:.F973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74:.F974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75:.F975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76:.F976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77:.F977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78:.F978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79:.F979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80:.F980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81:.F981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82:.F982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83:.F983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84:.F984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85:.F985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86:.F986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87:.F987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88:.F988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89:.F989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90:.F990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91:.F991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92:.F992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93:.F993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94:.F994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95:.F995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96:.F996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97:.F997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98:.F998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999:.F999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000:.F1000]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table:formula="of:=SUM([.B1001:.F1001])" office:value-type="float" office:value="6528" calcext:value-type="float">
            <text:p>6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4T23:50:05.367000000</dc:date>
    <meta:editing-duration>PT25M15S</meta:editing-duration>
    <meta:editing-cycles>4</meta:editing-cycles>
    <meta:generator>LibreOffice/7.3.7.2$Windows_X86_64 LibreOffice_project/e114eadc50a9ff8d8c8a0567d6da8f454beeb84f</meta:generator>
    <meta:document-statistic meta:table-count="1" meta:cell-count="5007" meta:object-count="0"/>
  </office:meta>
</office:document-meta>
</file>